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" svg:font-family="'Latin Modern Roman'"/>
    <style:font-face style:name="Linux Libertine O" svg:font-family="'Linux Libertine O'"/>
    <style:font-face style:name="CMU Serif" svg:font-family="'CMU Serif'" style:font-family-generic="roman"/>
    <style:font-face style:name="FreeSans1" svg:font-family="FreeSans" style:font-family-generic="swiss"/>
    <style:font-face style:name="CMU Serif1" svg:font-family="'CMU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MU Serif1" fo:font-size="16pt" officeooo:rsid="0010e2d4" officeooo:paragraph-rsid="0013668c" style:font-size-asian="16pt" style:font-size-complex="16pt"/>
    </style:style>
    <style:style style:name="P2" style:family="paragraph" style:parent-style-name="Standard">
      <style:text-properties style:font-name="CMU Serif1" officeooo:rsid="0010e2d4" officeooo:paragraph-rsid="0013668c"/>
    </style:style>
    <style:style style:name="P3" style:family="paragraph" style:parent-style-name="Standard">
      <style:text-properties style:font-name="CMU Serif1" officeooo:rsid="0010e2d4" officeooo:paragraph-rsid="0010e2d4"/>
    </style:style>
    <style:style style:name="P4" style:family="paragraph" style:parent-style-name="Standard">
      <style:text-properties style:font-name="CMU Serif1" officeooo:rsid="0010e2d4" officeooo:paragraph-rsid="0016cdae"/>
    </style:style>
    <style:style style:name="P5" style:family="paragraph" style:parent-style-name="Standard">
      <style:text-properties style:font-name="CMU Serif1" officeooo:rsid="001260e4" officeooo:paragraph-rsid="0013668c"/>
    </style:style>
    <style:style style:name="P6" style:family="paragraph" style:parent-style-name="Standard">
      <style:text-properties style:font-name="CMU Serif1" officeooo:rsid="0018a22d" officeooo:paragraph-rsid="0018a22d"/>
    </style:style>
    <style:style style:name="P7" style:family="paragraph" style:parent-style-name="Standard">
      <style:text-properties style:font-name="CMU Serif1" officeooo:rsid="0010e2d4" officeooo:paragraph-rsid="0010e2d4"/>
    </style:style>
    <style:style style:name="P8" style:family="paragraph" style:parent-style-name="Standard">
      <style:text-properties style:font-name="CMU Serif1" officeooo:rsid="0010e2d4" officeooo:paragraph-rsid="0016cdae"/>
    </style:style>
    <style:style style:name="P9" style:family="paragraph" style:parent-style-name="Standard">
      <style:text-properties style:font-name="CMU Serif1" officeooo:rsid="001c20fe" officeooo:paragraph-rsid="001c20fe"/>
    </style:style>
    <style:style style:name="P10" style:family="paragraph" style:parent-style-name="Standard">
      <style:text-properties style:font-name="CMU Serif1" officeooo:rsid="001fa88d" officeooo:paragraph-rsid="001fa88d"/>
    </style:style>
    <style:style style:name="T1" style:family="text">
      <style:text-properties officeooo:rsid="001260e4"/>
    </style:style>
    <style:style style:name="T2" style:family="text">
      <style:text-properties officeooo:rsid="0013668c"/>
    </style:style>
    <style:style style:name="T3" style:family="text">
      <style:text-properties officeooo:rsid="00156a2d"/>
    </style:style>
    <style:style style:name="T4" style:family="text">
      <style:text-properties officeooo:rsid="0016cdae"/>
    </style:style>
    <style:style style:name="T5" style:family="text">
      <style:text-properties officeooo:rsid="0018a22d"/>
    </style:style>
    <style:style style:name="T6" style:family="text">
      <style:text-properties officeooo:rsid="001c20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tions <text:span text:style-name="T2">(flags) </text:span>for SUPERMODEL</text:p>
      <text:p text:style-name="P2"/>
      <text:p text:style-name="P5">Not all are necessary but maybe a placeholder subroutines and variables would be good already in early stages</text:p>
      <text:p text:style-name="P6"/>
      <text:p text:style-name="P6">– init file <text:span text:style-name="T6">to set the initial values</text:span>, should be copied to output folder</text:p>
      <text:p text:style-name="P3"><text:span text:style-name="T6">–</text:span> <text:span text:style-name="T5">caller program (python, bash etc) for batch editing of init file</text:span></text:p>
      <text:p text:style-name="P9">– paths are declared in the init file</text:p>
      <text:p text:style-name="P3"><text:span text:style-name="T4">–</text:span> <text:span text:style-name="T1">most </text:span>input should have a factor so they can be set to zero <text:span text:style-name="T1">or study sensitivity</text:span> <text:span text:style-name="T1">(vapour pressures, concentrations, IPR)</text:span>. </text:p>
      <text:p text:style-name="P3"><text:span text:style-name="T4">–</text:span> possibility to set every input to constant. <text:span text:style-name="T1">Easiest would be in conjugate with previous, so that along a factor there could be an addition (Conc_orig*factor + level, so if factor = 0 and level=1e6 there is constant 1e6 concentration). → Array file with all input names and factors and levels.</text:span></text:p>
      <text:p text:style-name="P3"/>
      <text:p text:style-name="P3"><text:span text:style-name="T4">–</text:span> the upper and lower limits for DMPS input (size range)</text:p>
      <text:p text:style-name="P4"><text:span text:style-name="T4">–</text:span> DMPS read in time</text:p>
      <text:p text:style-name="P4"><text:span text:style-name="T4">–</text:span> DMPS special time </text:p>
      <text:p text:style-name="P4"><text:span text:style-name="T4">–</text:span> set off modules like nucleation, coagulation, chemistry</text:p>
      <text:p text:style-name="P4"><text:span text:style-name="T4">–</text:span> give constant values for nucleation or use an input file for nucleation. This could possibly be integrated to dmps_special (as it is currently called) where concentrations in low range can also be read in. Perhaps better to keep these separated</text:p>
      <text:p text:style-name="P4"/>
      <text:p text:style-name="P4"><text:span text:style-name="T4">–</text:span> selection of date and case <text:span text:style-name="T1">and type (we could consider renaming these) </text:span></text:p>
      <text:p text:style-name="P4"><text:span text:style-name="T4">–</text:span> <text:span text:style-name="T1">running time</text:span></text:p>
      <text:p text:style-name="P4"><text:span text:style-name="T4">–</text:span> <text:span text:style-name="T1">notes of experiment</text:span></text:p>
      <text:p text:style-name="P4"/>
      <text:p text:style-name="P4"><text:span text:style-name="T4">–</text:span> <text:span text:style-name="T1">options for wall losses; possibility to read in loss profile input</text:span></text:p>
      <text:p text:style-name="P4"/>
      <text:p text:style-name="P4"><text:span text:style-name="T4">–</text:span> <text:span text:style-name="T2">Maybe some options for screen output also? Like –screen nada/barebones/classic/lots_of_info</text:span></text:p>
      <text:p text:style-name="P3"/>
      <text:p text:style-name="P4"><text:span text:style-name="T4">–</text:span> <text:span text:style-name="T2">Of course we will not get rid of recompiling when there is new dataset, but maybe this could be somehow streamlined. Meaning, assigning correct input to correct variables. </text:span></text:p>
      <text:p text:style-name="P3"/>
      <text:p text:style-name="P4"><text:span text:style-name="T4">–</text:span> <text:span text:style-name="T3">Every value that is possible to derive from a file, other variable etc. (say, length of some file, number of some stuff) <text:s/>should be derived, not given as an input by default.</text:span></text:p>
      <text:p text:style-name="P4"/>
      <text:p text:style-name="P10">– Output to NetCD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Roman" svg:font-family="'Latin Modern Roman'"/>
    <style:font-face style:name="Linux Libertine O" svg:font-family="'Linux Libertine O'"/>
    <style:font-face style:name="CMU Serif" svg:font-family="'CMU Serif'" style:font-family-generic="roman"/>
    <style:font-face style:name="FreeSans1" svg:font-family="FreeSans" style:font-family-generic="swiss"/>
    <style:font-face style:name="CMU Serif1" svg:font-family="'CMU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nux Libertine O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nux Libertine O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atin Modern Roman" fo:font-family="'Latin Modern Roman'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MU Serif" fo:font-family="'CMU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nux Libertine O" fo:font-family="'Linux Libertine O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family="'Linux Libertine O'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ri Clusius</meta:initial-creator>
    <meta:creation-date>2019-01-31T14:34:14.390616381</meta:creation-date>
    <dc:date>2019-02-13T16:35:03.858979107</dc:date>
    <dc:creator>Petri Clusius</dc:creator>
    <meta:editing-duration>PT49M5S</meta:editing-duration>
    <meta:editing-cycles>7</meta:editing-cycles>
    <meta:generator>LibreOffice/5.4.6.2$Linux_X86_64 LibreOffice_project/40m0$Build-2</meta:generator>
    <meta:document-statistic meta:table-count="0" meta:image-count="0" meta:object-count="0" meta:page-count="1" meta:paragraph-count="20" meta:word-count="288" meta:character-count="1767" meta:non-whitespace-character-count="1476"/>
  </office:meta>
</office:document-meta>
</file>